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2.19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5.54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78mm"/>
    </style:style>
    <style:style style:name="co6" style:family="table-column">
      <style:table-column-properties fo:break-before="auto" style:column-width="73.06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2.49pt solid #000000"/>
      <style:paragraph-properties fo:text-align="center" fo:margin-left="0mm"/>
      <style:text-properties fo:font-size="12pt" fo:font-weight="bold"/>
    </style:style>
    <style:style style:name="ce2" style:family="table-cell" style:parent-style-name="Default">
      <style:table-cell-properties fo:border="2.49pt solid #000000"/>
    </style:style>
    <style:style style:name="ce3" style:family="table-cell" style:parent-style-name="Default">
      <style:table-cell-properties fo:border="2.49pt solid #000000"/>
      <style:text-properties style:font-name="Arial" style:font-name-asian="Bitstream Vera Sans" style:font-name-complex="Lucidasans"/>
    </style:style>
    <style:style style:name="ce4" style:family="table-cell" style:parent-style-name="Default">
      <style:text-properties fo:color="#0000ff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Default"/>
        <table:table-row table:style-name="ro1">
          <table:table-cell table:style-name="Default" table:number-columns-repeated="6"/>
          <table:table-cell table:number-columns-repeated="5"/>
        </table:table-row>
        <table:table-row table:style-name="ro2">
          <table:table-cell table:style-name="ce1" office:value-type="string" calcext:value-type="string">
            <text:p>CODE UTILISATEUR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Mai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3">
          <table:table-cell office:value-type="string" calcext:value-type="string">
            <text:p>FRANSSOIS_Claude</text:p>
          </table:table-cell>
          <table:table-cell office:value-type="string" calcext:value-type="string">
            <text:p>Et</text:p>
          </table:table-cell>
          <table:table-cell table:formula="of:=MID([.A4]; 1; SEARCH(&quot;_&quot;; [.A4]; 1))" office:value-type="string" office:string-value="FRANSSOIS_" calcext:value-type="string">
            <text:p>FRANSSOIS_</text:p>
          </table:table-cell>
          <table:table-cell table:formula="of:=MID([.A4]; SEARCH(&quot;_&quot;; [.A4]; 1); LEN([.A4]))" office:value-type="string" office:string-value="_Claude" calcext:value-type="string">
            <text:p>_Claude</text:p>
          </table:table-cell>
          <table:table-cell table:style-name="ce3" table:formula="of:=CONCATENATE((MID([.A4]; SEARCH(&quot;_&quot;; [.A4]; 1); 2)~MID([.A4]; 1; SEARCH(&quot;_&quot;; [.A4]; 1))))" office:value-type="string" office:string-value="" calcext:value-type="error">
            <text:p>Err :502</text:p>
          </table:table-cell>
          <table:table-cell table:number-columns-repeated="5"/>
          <table:table-cell table:style-name="ce4"/>
        </table:table-row>
        <table:table-row table:style-name="ro3">
          <table:table-cell office:value-type="string" calcext:value-type="string">
            <text:p>MALiK_Abedal</text:p>
          </table:table-cell>
          <table:table-cell office:value-type="string" calcext:value-type="string">
            <text:p>Adm</text:p>
          </table:table-cell>
          <table:table-cell table:formula="of:=MID([.A5]; 1; SEARCH(&quot;_&quot;; [.A5]; 1))" office:value-type="string" office:string-value="MALiK_" calcext:value-type="string">
            <text:p>MALiK_</text:p>
          </table:table-cell>
          <table:table-cell table:formula="of:=MID([.A5]; SEARCH(&quot;_&quot;; [.A5]; 1); LEN([.A5]))" office:value-type="string" office:string-value="_Abedal" calcext:value-type="string">
            <text:p>_Abedal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NTANT_Yves</text:p>
          </table:table-cell>
          <table:table-cell office:value-type="string" calcext:value-type="string">
            <text:p>Et</text:p>
          </table:table-cell>
          <table:table-cell table:formula="of:=MID([.A6]; 1; SEARCH(&quot;_&quot;; [.A6]; 1))" office:value-type="string" office:string-value="MONTANT_" calcext:value-type="string">
            <text:p>MONTANT_</text:p>
          </table:table-cell>
          <table:table-cell table:formula="of:=MID([.A6]; SEARCH(&quot;_&quot;; [.A6]; 1); LEN([.A6]))" office:value-type="string" office:string-value="_Yves" calcext:value-type="string">
            <text:p>_Yv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IMAUNE_Nina</text:p>
          </table:table-cell>
          <table:table-cell office:value-type="string" calcext:value-type="string">
            <text:p>Et</text:p>
          </table:table-cell>
          <table:table-cell table:formula="of:=MID([.A7]; 1; SEARCH(&quot;_&quot;; [.A7]; 1))" office:value-type="string" office:string-value="SIMAUNE_" calcext:value-type="string">
            <text:p>SIMAUNE_</text:p>
          </table:table-cell>
          <table:table-cell table:formula="of:=MID([.A7]; SEARCH(&quot;_&quot;; [.A7]; 1); LEN([.A7]))" office:value-type="string" office:string-value="_Nina" calcext:value-type="string">
            <text:p>_Nin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YLER_Boni</text:p>
          </table:table-cell>
          <table:table-cell office:value-type="string" calcext:value-type="string">
            <text:p>Ens</text:p>
          </table:table-cell>
          <table:table-cell table:formula="of:=MID([.A8]; 1; SEARCH(&quot;_&quot;; [.A8]; 1))" office:value-type="string" office:string-value="TYLER_" calcext:value-type="string">
            <text:p>TYLER_</text:p>
          </table:table-cell>
          <table:table-cell table:formula="of:=MID([.A8]; SEARCH(&quot;_&quot;; [.A8]; 1); LEN([.A8]))" office:value-type="string" office:string-value="_Boni" calcext:value-type="string">
            <text:p>_Boni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RENAIS_Charles</text:p>
          </table:table-cell>
          <table:table-cell office:value-type="string" calcext:value-type="string">
            <text:p>Et</text:p>
          </table:table-cell>
          <table:table-cell table:formula="of:=MID([.A9]; 1; SEARCH(&quot;_&quot;; [.A9]; 1))" office:value-type="string" office:string-value="TRENAIS_" calcext:value-type="string">
            <text:p>TRENAIS_</text:p>
          </table:table-cell>
          <table:table-cell table:formula="of:=MID([.A9]; SEARCH(&quot;_&quot;; [.A9]; 1); LEN([.A9]))" office:value-type="string" office:string-value="_Charles" calcext:value-type="string">
            <text:p>_Charl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AGUEN_Nina</text:p>
          </table:table-cell>
          <table:table-cell office:value-type="string" calcext:value-type="string">
            <text:p>Adm</text:p>
          </table:table-cell>
          <table:table-cell table:formula="of:=MID([.A10]; 1; SEARCH(&quot;_&quot;; [.A10]; 1))" office:value-type="string" office:string-value="HAGUEN_" calcext:value-type="string">
            <text:p>HAGUEN_</text:p>
          </table:table-cell>
          <table:table-cell table:formula="of:=MID([.A10]; SEARCH(&quot;_&quot;; [.A10]; 1); LEN([.A10]))" office:value-type="string" office:string-value="_Nina" calcext:value-type="string">
            <text:p>_Nin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ARR_Johet</text:p>
          </table:table-cell>
          <table:table-cell office:value-type="string" calcext:value-type="string">
            <text:p>Ens</text:p>
          </table:table-cell>
          <table:table-cell table:formula="of:=MID([.A11]; 1; SEARCH(&quot;_&quot;; [.A11]; 1))" office:value-type="string" office:string-value="STARR_" calcext:value-type="string">
            <text:p>STARR_</text:p>
          </table:table-cell>
          <table:table-cell table:formula="of:=MID([.A11]; SEARCH(&quot;_&quot;; [.A11]; 1); LEN([.A11]))" office:value-type="string" office:string-value="_Johet" calcext:value-type="string">
            <text:p>_Johet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>
        <table:named-range table:name="Tab" table:base-cell-address="$Feuille1.$D$10" table:cell-range-address="$Feuille1.$C$1:.$C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Bitstream Vera Sans" style:language-asian="fr" style:country-asian="FR" style:font-name-complex="Lucida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9:45:35.878942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stf STF</meta:initial-creator>
    <meta:creation-date>2008-09-30T15:42:19</meta:creation-date>
    <dc:date>2016-11-29T19:58:05.228752527</dc:date>
    <dc:language>fr-FR</dc:language>
    <meta:editing-cycles>6</meta:editing-cycles>
    <meta:editing-duration>PT51M47S</meta:editing-duration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